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-name="Transparency_20_1" draw:textarea-horizontal-align="center" draw:textarea-vertical-align="middle" draw:fit-to-size="false" draw:shadow="visible" draw:shadow-offset-x="0.1cm" draw:shadow-offset-y="0.1cm"/>
    </style:style>
    <style:style style:name="gr2" style:family="graphic" style:parent-style-name="standard">
      <style:graphic-properties draw:opacity-name="Transparency_20_1" draw:textarea-horizontal-align="center" draw:textarea-vertical-align="middle" draw:shadow="visible" draw:shadow-offset-x="0.1cm" draw:shadow-offset-y="0.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Dashed_20__28_var_29_" draw:opacity-name="Transparency_20_1" draw:textarea-horizontal-align="center" draw:textarea-vertical-align="middle" draw:shadow="visible" draw:shadow-offset-x="0.1cm" draw:shadow-offset-y="0.1cm"/>
    </style:style>
    <style:style style:name="gr6" style:family="graphic" style:parent-style-name="standard">
      <style:graphic-properties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7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Dashed_20__28_var_29_"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ff9966" draw:opacity-name="Transparency_20_1" draw:textarea-horizontal-align="center" draw:textarea-vertical-align="middle" draw:fit-to-size="false" draw:shadow="visible" draw:shadow-offset-x="0.1cm" draw:shadow-offset-y="0.1cm"/>
    </style:style>
    <style:style style:name="gr11" style:family="graphic" style:parent-style-name="standard">
      <style:graphic-properties draw:marker-end="Arrow" draw:marker-end-width="0.3cm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6cm" fo:min-width="1.0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0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cm"/>
    </style:style>
    <style:style style:name="gr1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8" style:family="graphic" style:parent-style-name="standard">
      <style:graphic-properties draw:opacity-name="Transparency_20_1" draw:textarea-horizontal-align="center" draw:textarea-vertical-align="bottom" draw:fit-to-size="false" draw:shadow="visible" draw:shadow-offset-x="0.1cm" draw:shadow-offset-y="0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6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21" style:family="graphic" style:parent-style-name="standard">
      <style:graphic-properties draw:fill-color="#00ffff" draw:opacity-name="Transparency_20_3" draw:textarea-horizontal-align="justify" draw:textarea-vertical-align="middle" draw:auto-grow-height="false"/>
    </style:style>
    <style:style style:name="gr22" style:family="graphic" style:parent-style-name="standard">
      <style:graphic-properties draw:fill-color="#00ffff" draw:opacity-name="Transparency_20_3" draw:textarea-horizontal-align="justify" draw:textarea-vertical-align="middle" draw:auto-grow-height="false" draw:shadow="hidden" draw:shadow-offset-x="0.1cm" draw:shadow-offset-y="0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8cm" fo:min-width="0cm"/>
    </style:style>
    <style:style style:name="gr24" style:family="graphic" style:parent-style-name="standard">
      <style:graphic-properties draw:fill-color="#23ff23" draw:opacity-name="Transparency_20_1" draw:textarea-horizontal-align="center" draw:textarea-vertical-align="middle" draw:fit-to-size="false" draw:shadow="visible" draw:shadow-offset-x="0.1cm" draw:shadow-offset-y="0.1cm"/>
    </style:style>
    <style:style style:name="gr25" style:family="graphic" style:parent-style-name="standard">
      <style:graphic-properties draw:fill-color="#00ffff" draw:opacity-name="Transparency_20_1" draw:textarea-horizontal-align="center" draw:textarea-vertical-align="middle" draw:fit-to-size="false" draw:shadow="visible" draw:shadow-offset-x="0.1cm" draw:shadow-offset-y="0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7" style:family="graphic" style:parent-style-name="standard">
      <style:graphic-properties draw:fill-color="#00ffff" draw:opacity-name="Transparency_20_2" draw:textarea-horizontal-align="justify" draw:textarea-vertical-align="middle" draw:auto-grow-height="false" draw:shadow="visible" draw:shadow-offset-x="0.1cm" draw:shadow-offset-y="0.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margin-left="1.249cm" fo:margin-right="0cm" fo:text-indent="0cm" style:text-autospace="none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4pt" style:font-size-asian="14pt" style:font-size-complex="14pt"/>
    </style:style>
    <style:style style:name="P10" style:family="paragraph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4pt"/>
    </style:style>
    <style:style style:name="P17" style:family="paragraph">
      <style:text-properties fo:font-size="22pt"/>
    </style:style>
    <style:style style:name="P18" style:family="paragraph">
      <style:paragraph-properties fo:text-align="center"/>
      <style:text-properties fo:font-size="14pt"/>
    </style:style>
    <style:style style:name="P19" style:family="paragraph">
      <style:paragraph-properties fo:text-align="start"/>
      <style:text-properties fo:font-size="14pt"/>
    </style:style>
    <style:style style:name="P20" style:family="paragraph">
      <style:text-properties fo:font-size="10pt" style:font-size-asian="10pt" style:font-size-complex="10pt"/>
    </style:style>
    <style:style style:name="P21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0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7" style:family="text">
      <style:text-properties fo:font-size="10pt" fo:language="en" fo:country="GB" style:font-size-asian="10pt" style:font-size-complex="10pt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cc6633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12pt" fo:language="en" fo:country="GB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18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19" style:family="text">
      <style:text-properties fo:font-size="14pt" fo:language="en" fo:country="GB" style:font-size-asian="14pt" style:font-size-complex="14pt"/>
    </style:style>
    <style:style style:name="T20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. Java Melody Map" draw:style-name="dp1" draw:master-page-name="Standard">
        <office:forms form:automatic-focus="false" form:apply-design-mode="false"/>
        <draw:rect draw:style-name="gr1" draw:text-style-name="P1" draw:layer="layout" svg:width="7.6cm" svg:height="1.5cm" svg:x="2.2cm" svg:y="19cm">
          <text:p text:style-name="P1">WebApp / JavaEE <text:span text:style-name="T1">server</text:span></text:p>
        </draw:rect>
        <draw:rect draw:style-name="gr2" draw:text-style-name="P2" draw:layer="layout" svg:width="6.5cm" svg:height="1cm" svg:x="1cm" svg:y="2.5cm">
          <text:p text:style-name="P1"><text:span text:style-name="T2">net.bull.javamelody</text:span></text:p>
        </draw:rect>
        <draw:line draw:name="ddfg" draw:style-name="gr3" draw:text-style-name="P1" draw:layer="layout" svg:x1="6cm" svg:y1="19cm" svg:x2="6cm" svg:y2="14cm">
          <svg:title>dfgdfg</svg:title>
          <text:p/>
        </draw:line>
        <draw:frame draw:style-name="gr4" draw:text-style-name="P3" draw:layer="layout" svg:width="2.517cm" svg:height="0.806cm" svg:x="6.2cm" svg:y="18.1cm">
          <draw:text-box>
            <text:p><text:span text:style-name="T3">initializes</text:span></text:p>
          </draw:text-box>
        </draw:frame>
        <draw:rect draw:style-name="gr5" draw:text-style-name="P4" draw:layer="layout" svg:width="26cm" svg:height="14.5cm" svg:x="1cm" svg:y="3.5cm">
          <text:p/>
        </draw:rect>
        <draw:rect draw:style-name="gr6" draw:text-style-name="P7" draw:layer="layout" svg:width="8.4cm" svg:height="4.5cm" svg:x="2.1cm" svg:y="9.5cm">
          <text:p text:style-name="P5"><text:span text:style-name="T4">Inputs</text:span></text:p>
          <text:p text:style-name="P5"><text:span text:style-name="T5"><text:tab/></text:span><text:span text:style-name="T6">MonitoringFilter</text:span></text:p>
          <text:p text:style-name="P6"><text:span text:style-name="T7"><text:tab/></text:span><text:span text:style-name="T7">CounterResponseStream</text:span></text:p>
          <text:p text:style-name="P6"><text:span text:style-name="T7"><text:tab/></text:span><text:span text:style-name="T7">CounterServletResponseWrapper</text:span></text:p>
          <text:p text:style-name="P6"><text:span text:style-name="T7">SessionListener</text:span></text:p>
          <text:p text:style-name="P6"><text:span text:style-name="T7">JdbcWrapper</text:span></text:p>
          <text:p text:style-name="P6"><text:span text:style-name="T7"><text:tab/></text:span><text:span text:style-name="T7">JdbcDriver</text:span></text:p>
          <text:p text:style-name="P6"><text:span text:style-name="T7">MonitoringInterceptor</text:span></text:p>
          <text:p text:style-name="P6"><text:span text:style-name="T7">MonitoringSpringInterceptor</text:span></text:p>
          <text:p text:style-name="P6"><text:span text:style-name="T7">MonitoringGuiceInterceptor</text:span><text:span text:style-name="T7"><text:line-break/></text:span><text:span text:style-name="T7">Logback/Log4JAppender / LoggingHandler</text:span></text:p>
        </draw:rect>
        <draw:rect draw:style-name="gr6" draw:text-style-name="P7" draw:layer="layout" svg:width="6.7cm" svg:height="3.1cm" svg:x="16.5cm" svg:y="4cm">
          <text:p text:style-name="P5"><text:span text:style-name="T4">Model</text:span></text:p>
          <text:p text:style-name="P5"><text:span text:style-name="T5"><text:tab/></text:span><text:span text:style-name="T6">Counter</text:span></text:p>
          <text:p text:style-name="P6"><text:span text:style-name="T6"><text:tab/></text:span><text:span text:style-name="T6">CounterRequest</text:span></text:p>
          <text:p text:style-name="P6"><text:span text:style-name="T6"><text:tab/></text:span><text:span text:style-name="T6">ICounterRequestContext</text:span></text:p>
          <text:p text:style-name="P6"><text:span text:style-name="T6"><text:tab/></text:span><text:span text:style-name="T6">CounterRequestContext</text:span></text:p>
          <text:p text:style-name="P6"><text:span text:style-name="T6"><text:tab/></text:span><text:span text:style-name="T6">CounterError</text:span></text:p>
          <text:p text:style-name="P6"><text:span text:style-name="T6"><text:tab/></text:span><text:span text:style-name="T6">CounterStorage</text:span></text:p>
        </draw:rect>
        <draw:frame draw:style-name="gr4" draw:text-style-name="P3" draw:layer="layout" svg:width="4.066cm" svg:height="0.806cm" svg:x="8.356cm" svg:y="8.837cm">
          <draw:text-box>
            <text:p><text:span text:style-name="T3">controls and fills</text:span></text:p>
          </draw:text-box>
        </draw:frame>
        <draw:line draw:name="ddfg" draw:style-name="gr3" draw:text-style-name="P1" draw:layer="layout" svg:x1="6.5cm" svg:y1="9.5cm" svg:x2="16.5cm" svg:y2="6.9cm">
          <svg:title>dfgdfg</svg:title>
          <text:p/>
        </draw:line>
        <draw:rect draw:style-name="gr6" draw:text-style-name="P7" draw:layer="layout" svg:width="7.1cm" svg:height="4.6cm" svg:x="2.9cm" svg:y="3.9cm">
          <text:p text:style-name="P5"><text:span text:style-name="T8">Collect graph &amp; historic values</text:span></text:p>
          <text:p text:style-name="P5"><text:span text:style-name="T5"><text:tab/></text:span><text:span text:style-name="T6">Collector</text:span></text:p>
          <text:p text:style-name="P6"><text:span text:style-name="T6"><text:tab/></text:span><text:span text:style-name="T6">JRobin</text:span></text:p>
          <text:p text:style-name="P6"><text:span text:style-name="T6"><text:tab/></text:span><text:span text:style-name="T6">JavaInformations</text:span></text:p>
          <text:p text:style-name="P6"><text:span text:style-name="T6"><text:tab/></text:span><text:span text:style-name="T6">MemoryInformations</text:span></text:p>
          <text:p text:style-name="P6"><text:span text:style-name="T6"><text:tab/></text:span><text:span text:style-name="T6">ThreadInformations</text:span></text:p>
          <text:p text:style-name="P6"><text:span text:style-name="T6"><text:tab/></text:span><text:span text:style-name="T6">CacheInformations</text:span></text:p>
          <text:p text:style-name="P6"><text:span text:style-name="T6"><text:tab/></text:span><text:span text:style-name="T6">JobInformations</text:span></text:p>
          <text:p text:style-name="P6"><text:span text:style-name="T6"><text:tab/></text:span><text:span text:style-name="T6">PeriodCounterFactory</text:span></text:p>
          <text:p text:style-name="P6"><text:span text:style-name="T6"><text:tab/></text:span><text:span text:style-name="T6">Period</text:span></text:p>
          <text:p text:style-name="P6"><text:span text:style-name="T6"><text:tab/></text:span><text:span text:style-name="T6">PID</text:span></text:p>
        </draw:rect>
        <draw:line draw:name="ddfg" draw:style-name="gr3" draw:text-style-name="P1" draw:layer="layout" svg:x1="6.5cm" svg:y1="9.5cm" svg:x2="6.5cm" svg:y2="8.5cm">
          <svg:title>dfgdfg</svg:title>
          <text:p/>
        </draw:line>
        <draw:line draw:name="ddfg" draw:style-name="gr3" draw:text-style-name="P1" draw:layer="layout" svg:x1="10cm" svg:y1="5.9cm" svg:x2="16.5cm" svg:y2="5.9cm">
          <svg:title>dfgdfg</svg:title>
          <text:p/>
        </draw:line>
        <draw:frame draw:style-name="gr4" draw:text-style-name="P3" draw:layer="layout" svg:width="1.742cm" svg:height="0.806cm" svg:x="13.258cm" svg:y="4.794cm">
          <draw:text-box>
            <text:p><text:span text:style-name="T3">reads</text:span></text:p>
          </draw:text-box>
        </draw:frame>
        <draw:rect draw:style-name="gr1" draw:text-style-name="P1" draw:layer="layout" svg:width="6.5cm" svg:height="1.5cm" svg:x="20.6cm" svg:y="19cm">
          <text:p text:style-name="P1">Collect WebApp</text:p>
          <text:p text:style-name="P1">(optional)</text:p>
        </draw:rect>
        <draw:line draw:name="ddfg" draw:style-name="gr7" draw:text-style-name="P1" draw:layer="layout" svg:x1="24cm" svg:y1="19cm" svg:x2="24cm" svg:y2="10.5cm">
          <svg:title>dfgdfg</svg:title>
          <text:p/>
        </draw:line>
        <draw:frame draw:style-name="gr4" draw:text-style-name="P3" draw:layer="layout" svg:width="2.517cm" svg:height="0.806cm" svg:x="24cm" svg:y="18.1cm">
          <draw:text-box>
            <text:p><text:span text:style-name="T3">initializes</text:span></text:p>
          </draw:text-box>
        </draw:frame>
        <draw:line draw:name="ddfg" draw:style-name="gr7" draw:text-style-name="P1" draw:layer="layout" svg:x1="20.5cm" svg:y1="9.4cm" svg:x2="10cm" svg:y2="7.4cm">
          <svg:title>dfgdfg</svg:title>
          <text:p/>
        </draw:line>
        <draw:line draw:name="ddfg" draw:style-name="gr7" draw:text-style-name="P1" draw:layer="layout" svg:x1="23.5cm" svg:y1="8.4cm" svg:x2="20cm" svg:y2="7.4cm">
          <svg:title>dfgdfg</svg:title>
          <text:p/>
        </draw:line>
        <draw:rect draw:style-name="gr6" draw:text-style-name="P7" draw:layer="layout" svg:width="11.3cm" svg:height="5.5cm" svg:x="12.2cm" svg:y="12.1cm">
          <text:p text:style-name="P5"><text:span text:style-name="T4">Outputs (html report, graph, serialization, pdf, mail)</text:span></text:p>
          <text:p text:style-name="P5"><text:span text:style-name="T5"><text:tab/></text:span><text:span text:style-name="T6">MonitoringController</text:span></text:p>
          <text:p text:style-name="P6"><text:span text:style-name="T6"><text:tab/></text:span><text:span text:style-name="T6">HtmlReport / PdfReport / MailReport</text:span></text:p>
          <text:p text:style-name="P6"><text:span text:style-name="T6"><text:tab/></text:span><text:span text:style-name="T6">(Counter, CounterRequestContext, CounterError,</text:span></text:p>
          <text:p text:style-name="P6"><text:span text:style-name="T6"><text:tab/></text:span><text:span text:style-name="T6">JavaInformations, ThreadInformations,</text:span></text:p>
          <text:p text:style-name="P6"><text:span text:style-name="T6"><text:tab/></text:span><text:span text:style-name="T6">CacheInformations, JobInformations,</text:span><text:span text:style-name="T6"><text:line-break/></text:span><text:span text:style-name="T6"><text:tab/></text:span><text:span text:style-name="T6">SessionInformations, HeapHistogram,</text:span></text:p>
          <text:p text:style-name="P6"><text:span text:style-name="T6"><text:tab/></text:span><text:span text:style-name="T6">ProcessInformations, DatabaseInformations)</text:span></text:p>
          <text:p text:style-name="P6"><text:span text:style-name="T6"><text:tab/></text:span><text:span text:style-name="T6">VirtualMachine,</text:span></text:p>
          <text:p text:style-name="P6"><text:span text:style-name="T6"><text:tab/></text:span><text:span text:style-name="T6">Mailer</text:span></text:p>
          <text:p text:style-name="P6"><text:span text:style-name="T6"><text:tab/></text:span><text:span text:style-name="T6">Action</text:span></text:p>
          <text:p text:style-name="P6"><text:span text:style-name="T6"><text:tab/></text:span><text:span text:style-name="T6">CompressionResponseStream</text:span></text:p>
          <text:p text:style-name="P6"><text:span text:style-name="T6"><text:tab/></text:span><text:span text:style-name="T6">CompressionServletResponseWrapper</text:span></text:p>
        </draw:rect>
        <draw:line draw:name="ddfg" draw:style-name="gr3" draw:text-style-name="P1" draw:layer="layout" svg:x1="10.5cm" svg:y1="12.4cm" svg:x2="12cm" svg:y2="13.9cm">
          <svg:title>dfgdfg</svg:title>
          <text:p/>
        </draw:line>
        <draw:line draw:name="ddfg" draw:style-name="gr7" draw:text-style-name="P1" draw:layer="layout" svg:x1="20.5cm" svg:y1="9.5cm" svg:x2="17.5cm" svg:y2="12cm">
          <svg:title>dfgdfg</svg:title>
          <text:p/>
        </draw:line>
        <draw:frame draw:style-name="gr4" draw:text-style-name="P9" draw:layer="layout" svg:width="3.148cm" svg:height="1.361cm" svg:x="9cm" svg:y="14.039cm">
          <draw:text-box>
            <text:p text:style-name="P8"><text:span text:style-name="T3">delegates</text:span></text:p>
            <text:p text:style-name="P8"><text:span text:style-name="T3">rendering to</text:span></text:p>
          </draw:text-box>
        </draw:frame>
        <draw:frame draw:style-name="gr4" draw:text-style-name="P3" draw:layer="layout" svg:width="2.242cm" svg:height="0.806cm" svg:x="4.158cm" svg:y="8.494cm">
          <draw:text-box>
            <text:p><text:span text:style-name="T3">controls</text:span></text:p>
          </draw:text-box>
        </draw:frame>
        <draw:rect draw:style-name="gr6" draw:text-style-name="P7" draw:layer="layout" svg:width="2.532cm" svg:height="2.2cm" svg:x="1.3cm" svg:y="14.9cm">
          <text:p text:style-name="P5"><text:span text:style-name="T6">Parameter</text:span></text:p>
          <text:p text:style-name="P5"><text:span text:style-name="T6">Parameters</text:span></text:p>
          <text:p text:style-name="P5"><text:span text:style-name="T6">I18N</text:span></text:p>
          <text:p text:style-name="P5"><text:span text:style-name="T6">Main</text:span></text:p>
        </draw:rect>
        <draw:frame draw:style-name="gr4" draw:text-style-name="P10" draw:layer="layout" svg:width="7.284cm" svg:height="1.127cm" svg:x="0.4cm" svg:y="0.9cm">
          <draw:text-box>
            <text:p><text:span text:style-name="T9">1. Java Melody Map</text:span></text:p>
          </draw:text-box>
        </draw:frame>
        <draw:rect draw:style-name="gr8" draw:text-style-name="P7" draw:layer="layout" svg:width="6cm" svg:height="2.3cm" svg:x="20.5cm" svg:y="8cm">
          <text:p text:style-name="P5"><text:span text:style-name="T4">Collect Server (optional)</text:span></text:p>
          <text:p text:style-name="P5"><text:span text:style-name="T5"><text:tab/></text:span><text:span text:style-name="T6">CollectorServlet</text:span></text:p>
          <text:p text:style-name="P5"><text:span text:style-name="T6"><text:tab/></text:span><text:span text:style-name="T6"><text:tab/></text:span><text:span text:style-name="T6">CollectorServer</text:span></text:p>
          <text:p text:style-name="P6"><text:span text:style-name="T6"><text:tab/></text:span><text:span text:style-name="T6">LabradorRetriever</text:span></text:p>
          <text:p text:style-name="P6"><text:span text:style-name="T6"><text:tab/></text:span><text:span text:style-name="T6">TransportFormat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. Mandatory Dependencies" draw:style-name="dp1" draw:master-page-name="Standard">
        <office:forms form:automatic-focus="false" form:apply-design-mode="false"/>
        <draw:rect draw:style-name="gr2" draw:text-style-name="P11" draw:id="id1" draw:layer="layout" svg:width="6.478cm" svg:height="1cm" svg:x="10.022cm" svg:y="9.5cm">
          <text:p text:style-name="P1"><text:span text:style-name="T10">net.bull.javamelody</text:span></text:p>
        </draw:rect>
        <draw:rect draw:style-name="gr1" draw:text-style-name="P12" draw:id="id4" draw:layer="layout" svg:width="2.5cm" svg:height="1cm" svg:x="4.5cm" svg:y="9.5cm">
          <text:p text:style-name="P1"><text:span text:style-name="T11">org,jrobin</text:span></text:p>
        </draw:rect>
        <draw:rect draw:style-name="gr10" draw:text-style-name="P12" draw:id="id2" draw:layer="layout" svg:width="3.5cm" svg:height="1cm" svg:x="19.699cm" svg:y="7.861cm">
          <text:p text:style-name="P1"><text:span text:style-name="T11">javax.servlet</text:span></text:p>
        </draw:rect>
        <draw:frame draw:style-name="gr4" draw:text-style-name="P3" draw:layer="layout" svg:width="3.093cm" svg:height="0.806cm" svg:x="7.907cm" svg:y="8.694cm">
          <draw:text-box>
            <text:p><text:span text:style-name="T3">depends on</text:span></text:p>
          </draw:text-box>
        </draw:frame>
        <draw:frame draw:style-name="gr4" draw:text-style-name="P10" draw:layer="layout" svg:width="9.748cm" svg:height="1.127cm" svg:x="0.4cm" svg:y="0.9cm">
          <draw:text-box>
            <text:p><text:span text:style-name="T9">2. Mandatory Dependencies</text:span></text:p>
          </draw:text-box>
        </draw:frame>
        <draw:rect draw:style-name="gr10" draw:text-style-name="P12" draw:id="id3" draw:layer="layout" svg:width="3.1cm" svg:height="1cm" svg:x="19.858cm" svg:y="9.5cm">
          <text:p text:style-name="P1"><text:span text:style-name="T11">java.sql</text:span></text:p>
        </draw:rect>
        <draw:connector draw:style-name="gr11" draw:text-style-name="P1" draw:layer="layout" draw:type="lines" draw:line-skew="-0.579cm" svg:x1="16.5cm" svg:y1="10cm" svg:x2="19.699cm" svg:y2="8.361cm" draw:start-shape="id1" draw:start-glue-point="1" draw:end-shape="id2" draw:end-glue-point="3" svg:d="m16500 10000h22l2676-1639h501">
          <text:p/>
        </draw:connector>
        <draw:connector draw:style-name="gr11" draw:text-style-name="P1" draw:layer="layout" draw:type="lines" svg:x1="16.5cm" svg:y1="10cm" svg:x2="19.858cm" svg:y2="10cm" draw:start-shape="id1" draw:start-glue-point="1" draw:end-shape="id3" draw:end-glue-point="3" svg:d="m16500 10000h601 2256 501">
          <text:p/>
        </draw:connector>
        <draw:connector draw:style-name="gr11" draw:text-style-name="P1" draw:layer="layout" draw:type="lines" draw:line-skew="0.522cm" svg:x1="10.022cm" svg:y1="10cm" svg:x2="7cm" svg:y2="10cm" draw:start-shape="id1" draw:start-glue-point="3" draw:end-shape="id4" draw:end-glue-point="1" svg:d="m10022 10000h21-2442-601">
          <text:p/>
        </draw:connector>
        <draw:frame draw:style-name="gr4" draw:text-style-name="P1" draw:layer="layout" svg:width="11.987cm" svg:height="1.675cm" svg:x="15.013cm" svg:y="12.825cm">
          <draw:text-box>
            <text:p text:style-name="P1"><text:span text:style-name="T12">Provided </text:span>by platform : JavaSE &amp; JavaEE<text:line-break/>(<text:span text:style-name="T13">java.* et javax.*</text:span>)</text:p>
          </draw:text-box>
        </draw:frame>
        <draw:frame draw:style-name="gr4" draw:text-style-name="P3" draw:layer="layout" svg:width="3.258cm" svg:height="0.806cm" svg:x="24.5cm" svg:y="8cm">
          <draw:text-box>
            <text:p><text:span text:style-name="T11">(servlet http)</text:span></text:p>
          </draw:text-box>
        </draw:frame>
        <draw:frame draw:style-name="gr12" draw:text-style-name="P3" draw:layer="layout" svg:width="2.796cm" svg:height="0.944cm" svg:x="24.704cm" svg:y="9.556cm">
          <draw:text-box>
            <text:p><text:span text:style-name="T11">(sql / jdbc)</text:span></text:p>
          </draw:text-box>
        </draw:frame>
        <draw:frame draw:style-name="gr4" draw:text-style-name="P3" draw:layer="layout" svg:width="4.253cm" svg:height="0.806cm" svg:x="0.2cm" svg:y="9.694cm">
          <draw:text-box>
            <text:p><text:span text:style-name="T11">(graphics, LGPL)</text:span></text:p>
          </draw:text-box>
        </draw:frame>
        <draw:rect draw:style-name="gr10" draw:text-style-name="P12" draw:id="id5" draw:layer="layout" svg:width="5.5cm" svg:height="1cm" svg:x="18.779cm" svg:y="11cm">
          <text:p text:style-name="P1"><text:span text:style-name="T11">java.lang.management</text:span></text:p>
        </draw:rect>
        <draw:frame draw:style-name="gr4" draw:text-style-name="P3" draw:layer="layout" svg:width="2.399cm" svg:height="0.806cm" svg:x="24.9cm" svg:y="11.094cm">
          <draw:text-box>
            <text:p><text:span text:style-name="T11">(system)</text:span></text:p>
          </draw:text-box>
        </draw:frame>
        <draw:connector draw:style-name="gr11" draw:text-style-name="P1" draw:layer="layout" draw:type="lines" draw:line-skew="-0.579cm" svg:x1="16.5cm" svg:y1="10cm" svg:x2="18.779cm" svg:y2="11.5cm" draw:start-shape="id1" draw:start-glue-point="1" draw:end-shape="id5" draw:end-glue-point="3" svg:d="m16500 10000h22l1756 1500h501">
          <text:p/>
        </draw:connector>
        <draw:frame draw:style-name="gr4" draw:text-style-name="P3" draw:layer="layout" svg:width="2.098cm" svg:height="0.806cm" svg:x="14.6cm" svg:y="10.669cm">
          <draw:text-box>
            <text:p><text:span text:style-name="T11">(LGPL)</text:span></text:p>
          </draw:text-box>
        </draw:frame>
        <draw:frame draw:style-name="gr4" draw:text-style-name="P13" draw:layer="layout" svg:width="14.438cm" svg:height="1.361cm" svg:x="1.647cm" svg:y="18.7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draw:frame draw:style-name="gr4" draw:text-style-name="P3" draw:layer="layout" svg:width="3.093cm" svg:height="0.806cm" svg:x="14.907cm" svg:y="8.694cm">
          <draw:text-box>
            <text:p><text:span text:style-name="T3">depends o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. Optional Dependencies" draw:style-name="dp1" draw:master-page-name="Standard">
        <office:forms form:automatic-focus="false" form:apply-design-mode="false"/>
        <draw:rect draw:style-name="gr2" draw:text-style-name="P11" draw:id="id6" draw:layer="layout" svg:width="6.478cm" svg:height="1cm" svg:x="11.5cm" svg:y="9.5cm">
          <text:p text:style-name="P15"><text:span text:style-name="T10">net.bull.javamelody</text:span></text:p>
        </draw:rect>
        <draw:frame draw:style-name="gr4" draw:text-style-name="P3" draw:layer="layout" svg:width="3.093cm" svg:height="0.806cm" svg:x="10.1cm" svg:y="7.694cm">
          <draw:text-box>
            <text:p text:style-name="P16"><text:span text:style-name="T3">depends on</text:span></text:p>
          </draw:text-box>
        </draw:frame>
        <draw:frame draw:style-name="gr4" draw:text-style-name="P10" draw:layer="layout" svg:width="8.926cm" svg:height="1.127cm" svg:x="0.4cm" svg:y="0.9cm">
          <draw:text-box>
            <text:p text:style-name="P17"><text:span text:style-name="T9">2. Optional Dependencies</text:span></text:p>
          </draw:text-box>
        </draw:frame>
        <draw:rect draw:style-name="gr1" draw:text-style-name="P12" draw:id="id7" draw:layer="layout" svg:width="3.5cm" svg:height="1cm" svg:x="4.436cm" svg:y="3.747cm">
          <text:p text:style-name="P18"><text:span text:style-name="T11">itext</text:span></text:p>
        </draw:rect>
        <draw:rect draw:style-name="gr10" draw:text-style-name="P12" draw:id="id8" draw:layer="layout" svg:width="3.822cm" svg:height="0.92cm" svg:x="20.6cm" svg:y="9.58cm">
          <text:p text:style-name="P18"><text:span text:style-name="T11">javax.mail</text:span></text:p>
        </draw:rect>
        <draw:rect draw:style-name="gr10" draw:text-style-name="P12" draw:id="id9" draw:layer="layout" svg:width="3.1cm" svg:height="1cm" svg:x="21cm" svg:y="6.5cm">
          <text:p text:style-name="P18"><text:span text:style-name="T11">javax.sql</text:span></text:p>
        </draw:rect>
        <draw:connector draw:style-name="gr11" draw:text-style-name="P1" draw:layer="layout" draw:type="lines" draw:line-skew="0.501cm" svg:x1="11.5cm" svg:y1="10cm" svg:x2="7.936cm" svg:y2="4.247cm" draw:start-shape="id6" draw:start-glue-point="3" draw:end-shape="id7" draw:end-glue-point="1" svg:d="m11500 10000v0l-2963-5753h-601">
          <text:p/>
        </draw:connector>
        <draw:connector draw:style-name="gr11" draw:text-style-name="P1" draw:layer="layout" draw:type="lines" svg:x1="17.978cm" svg:y1="10cm" svg:x2="20.6cm" svg:y2="10.04cm" draw:start-shape="id6" draw:start-glue-point="1" draw:end-shape="id8" draw:end-glue-point="3" svg:d="m17978 10000h601l1520 40h501">
          <text:p/>
        </draw:connector>
        <draw:connector draw:style-name="gr11" draw:text-style-name="P1" draw:layer="layout" draw:type="lines" draw:line-skew="-0.579cm" svg:x1="17.978cm" svg:y1="10cm" svg:x2="21cm" svg:y2="7cm" draw:start-shape="id6" draw:start-glue-point="1" draw:end-shape="id9" draw:end-glue-point="3" svg:d="m17978 10000h22l2499-3000h501">
          <text:p/>
        </draw:connector>
        <draw:rect draw:style-name="gr1" draw:text-style-name="P12" draw:id="id10" draw:layer="layout" svg:width="3.5cm" svg:height="1cm" svg:x="4.352cm" svg:y="8.039cm">
          <text:p text:style-name="P18"><text:span text:style-name="T11">xstream</text:span></text:p>
        </draw:rect>
        <draw:connector draw:style-name="gr11" draw:text-style-name="P1" draw:layer="layout" draw:type="lines" draw:line-skew="0.501cm" svg:x1="11.5cm" svg:y1="10cm" svg:x2="7.852cm" svg:y2="8.539cm" draw:start-shape="id6" draw:end-shape="id10" draw:end-glue-point="1" svg:d="m11500 10000v0l-3047-1461h-601">
          <text:p/>
        </draw:connector>
        <draw:rect draw:style-name="gr1" draw:text-style-name="P12" draw:id="id11" draw:layer="layout" svg:width="3.5cm" svg:height="1cm" svg:x="4.385cm" svg:y="5.173cm">
          <text:p text:style-name="P18"><text:span text:style-name="T11">log4j</text:span></text:p>
        </draw:rect>
        <draw:connector draw:style-name="gr11" draw:text-style-name="P1" draw:layer="layout" draw:type="lines" draw:line-skew="0.501cm" svg:x1="11.5cm" svg:y1="10cm" svg:x2="7.885cm" svg:y2="5.673cm" draw:start-shape="id6" draw:start-glue-point="3" draw:end-shape="id11" draw:end-glue-point="1" svg:d="m11500 10000v0l-3014-4327h-601">
          <text:p/>
        </draw:connector>
        <draw:frame draw:style-name="gr4" draw:text-style-name="P3" draw:layer="layout" svg:width="3.093cm" svg:height="0.806cm" svg:x="16.4cm" svg:y="7.694cm">
          <draw:text-box>
            <text:p text:style-name="P16"><text:span text:style-name="T3">depends on</text:span></text:p>
          </draw:text-box>
        </draw:frame>
        <draw:frame draw:style-name="gr4" draw:text-style-name="P15" draw:layer="layout" svg:width="11.987cm" svg:height="1.675cm" svg:x="16.013cm" svg:y="14.2cm">
          <draw:text-box>
            <text:p text:style-name="P15"><text:span text:style-name="T12">Provided </text:span>by platform : JavaSE &amp; JavaEE<text:line-break/>(<text:span text:style-name="T13">java.* et javax.*</text:span>)</text:p>
          </draw:text-box>
        </draw:frame>
        <draw:rect draw:style-name="gr10" draw:text-style-name="P12" draw:id="id13" draw:layer="layout" svg:width="3.1cm" svg:height="1cm" svg:x="21cm" svg:y="8cm">
          <text:p text:style-name="P18"><text:span text:style-name="T11">javax.ejb</text:span></text:p>
        </draw:rect>
        <draw:rect draw:style-name="gr10" draw:text-style-name="P12" draw:id="id12" draw:layer="layout" svg:width="3.1cm" svg:height="1cm" svg:x="20.9cm" svg:y="11cm">
          <text:p text:style-name="P18"><text:span text:style-name="T11">javax.naming</text:span></text:p>
        </draw:rect>
        <draw:connector draw:style-name="gr11" draw:text-style-name="P1" draw:layer="layout" draw:type="lines" draw:line-skew="-0.578cm" svg:x1="17.978cm" svg:y1="10cm" svg:x2="20.9cm" svg:y2="11.5cm" draw:start-shape="id6" draw:start-glue-point="1" draw:end-shape="id12" draw:end-glue-point="3" svg:d="m17978 10000h23l2398 1500h501">
          <text:p/>
        </draw:connector>
        <draw:connector draw:style-name="gr11" draw:text-style-name="P1" draw:layer="layout" draw:type="lines" draw:line-skew="-0.579cm" svg:x1="17.978cm" svg:y1="10cm" svg:x2="21cm" svg:y2="8.5cm" draw:start-shape="id6" draw:start-glue-point="1" draw:end-shape="id13" draw:end-glue-point="3" svg:d="m17978 10000h22l2499-1500h501">
          <text:p/>
        </draw:connector>
        <draw:frame draw:style-name="gr4" draw:text-style-name="P3" draw:layer="layout" svg:width="3.381cm" svg:height="0.806cm" svg:x="24.453cm" svg:y="9.576cm">
          <draw:text-box>
            <text:p text:style-name="P16"><text:span text:style-name="T11">(weekly mail)</text:span></text:p>
          </draw:text-box>
        </draw:frame>
        <draw:frame draw:style-name="gr4" draw:text-style-name="P3" draw:layer="layout" svg:width="3.288cm" svg:height="0.806cm" svg:x="24.5cm" svg:y="6.64cm">
          <draw:text-box>
            <text:p text:style-name="P16"><text:span text:style-name="T11">(datasource)</text:span></text:p>
          </draw:text-box>
        </draw:frame>
        <draw:frame draw:style-name="gr4" draw:text-style-name="P3" draw:layer="layout" svg:width="1.493cm" svg:height="0.806cm" svg:x="25.4cm" svg:y="8.157cm">
          <draw:text-box>
            <text:p text:style-name="P16"><text:span text:style-name="T11">(ejb)</text:span></text:p>
          </draw:text-box>
        </draw:frame>
        <draw:frame draw:style-name="gr4" draw:text-style-name="P3" draw:layer="layout" svg:width="1.603cm" svg:height="0.806cm" svg:x="25.4cm" svg:y="11.077cm">
          <draw:text-box>
            <text:p text:style-name="P16"><text:span text:style-name="T11">(jndi)</text:span></text:p>
          </draw:text-box>
        </draw:frame>
        <draw:frame draw:style-name="gr4" draw:text-style-name="P3" draw:layer="layout" svg:width="2.932cm" svg:height="0.806cm" svg:x="0.9cm" svg:y="5.273cm">
          <draw:text-box>
            <text:p text:style-name="P16"><text:span text:style-name="T11">(logs, ASL)</text:span></text:p>
          </draw:text-box>
        </draw:frame>
        <draw:frame draw:style-name="gr13" draw:text-style-name="P3" draw:layer="layout" svg:width="3.309cm" svg:height="1.206cm" svg:x="0.683cm" svg:y="3.7cm">
          <draw:text-box>
            <text:p text:style-name="P16"><text:span text:style-name="T11">(PDF, LGPL)</text:span></text:p>
          </draw:text-box>
        </draw:frame>
        <draw:frame draw:style-name="gr14" draw:text-style-name="P3" draw:layer="layout" svg:width="2.89cm" svg:height="0.979cm" svg:x="0.8cm" svg:y="8cm">
          <draw:text-box>
            <text:p text:style-name="P16"><text:span text:style-name="T11">(xml, BSD)</text:span></text:p>
          </draw:text-box>
        </draw:frame>
        <draw:rect draw:style-name="gr10" draw:text-style-name="P12" draw:id="id14" draw:layer="layout" svg:width="3.889cm" svg:height="1cm" svg:x="20.5cm" svg:y="12.5cm">
          <text:p text:style-name="P18"><text:span text:style-name="T11">java.util.logging</text:span></text:p>
        </draw:rect>
        <draw:connector draw:style-name="gr11" draw:text-style-name="P1" draw:layer="layout" draw:type="lines" draw:line-skew="-0.678cm" svg:x1="17.978cm" svg:y1="10cm" svg:x2="20.5cm" svg:y2="13cm" draw:start-shape="id6" draw:end-shape="id14" draw:end-glue-point="3" svg:d="m17978 10000h-77l2098 3000h501">
          <text:p/>
        </draw:connector>
        <draw:frame draw:style-name="gr4" draw:text-style-name="P3" draw:layer="layout" svg:width="1.742cm" svg:height="0.806cm" svg:x="25.4cm" svg:y="12.578cm">
          <draw:text-box>
            <text:p text:style-name="P16"><text:span text:style-name="T11">(logs)</text:span></text:p>
          </draw:text-box>
        </draw:frame>
        <draw:rect draw:style-name="gr1" draw:text-style-name="P12" draw:id="id15" draw:layer="layout" svg:width="3.5cm" svg:height="1cm" svg:x="4.352cm" svg:y="15.139cm">
          <text:p text:style-name="P18"><text:span text:style-name="T11">tomcat dbcp</text:span></text:p>
        </draw:rect>
        <draw:frame draw:style-name="gr4" draw:text-style-name="P3" draw:layer="layout" svg:width="4.477cm" svg:height="0.806cm" svg:x="0cm" svg:y="15.273cm">
          <draw:text-box>
            <text:p text:style-name="P16"><text:span text:style-name="T11">(datasource, ASL)</text:span></text:p>
          </draw:text-box>
        </draw:frame>
        <draw:frame draw:style-name="gr4" draw:text-style-name="P3" draw:layer="layout" svg:width="2.098cm" svg:height="0.806cm" svg:x="16.1cm" svg:y="10.669cm">
          <draw:text-box>
            <text:p text:style-name="P16"><text:span text:style-name="T11">(LGPL)</text:span></text:p>
          </draw:text-box>
        </draw:frame>
        <draw:connector draw:style-name="gr11" draw:text-style-name="P1" draw:layer="layout" draw:type="lines" draw:line-skew="0.501cm" svg:x1="11.5cm" svg:y1="10cm" svg:x2="7.852cm" svg:y2="15.639cm" draw:start-shape="id6" draw:start-glue-point="3" draw:end-shape="id15" svg:d="m11500 10000v0l-3047 5639h-601">
          <text:p/>
        </draw:connector>
        <draw:rect draw:style-name="gr1" draw:text-style-name="P12" draw:id="id16" draw:layer="layout" svg:width="3.5cm" svg:height="1cm" svg:x="4.352cm" svg:y="16.539cm">
          <text:p text:style-name="P18"><text:span text:style-name="T11">winstone</text:span></text:p>
        </draw:rect>
        <draw:frame draw:style-name="gr4" draw:text-style-name="P3" draw:layer="layout" svg:width="4.392cm" svg:height="0.806cm" svg:x="0.001cm" svg:y="16.673cm">
          <draw:text-box>
            <text:p text:style-name="P16"><text:span text:style-name="T11">(container, LGPL)</text:span></text:p>
          </draw:text-box>
        </draw:frame>
        <draw:connector draw:style-name="gr11" draw:text-style-name="P1" draw:layer="layout" draw:type="lines" draw:line-skew="0.501cm" svg:x1="11.5cm" svg:y1="10cm" svg:x2="7.852cm" svg:y2="17.039cm" draw:start-shape="id6" draw:start-glue-point="3" draw:end-shape="id16" draw:end-glue-point="1" svg:d="m11500 10000v0l-3047 7039h-601">
          <text:p/>
        </draw:connector>
        <draw:rect draw:style-name="gr1" draw:text-style-name="P12" draw:id="id17" draw:layer="layout" svg:width="3.5cm" svg:height="1cm" svg:x="4.352cm" svg:y="12.339cm">
          <text:p text:style-name="P18"><text:span text:style-name="T11">ehcache</text:span></text:p>
        </draw:rect>
        <draw:connector draw:style-name="gr11" draw:text-style-name="P1" draw:layer="layout" draw:type="lines" draw:line-skew="0.501cm" svg:x1="11.5cm" svg:y1="10cm" svg:x2="7.852cm" svg:y2="12.839cm" draw:start-shape="id6" draw:start-glue-point="3" draw:end-shape="id17" svg:d="m11500 10000v0l-3047 2839h-601">
          <text:p/>
        </draw:connector>
        <draw:frame draw:style-name="gr4" draw:text-style-name="P3" draw:layer="layout" svg:width="3.347cm" svg:height="0.806cm" svg:x="0.501cm" svg:y="12.473cm">
          <draw:text-box>
            <text:p text:style-name="P16"><text:span text:style-name="T11">(cache, ASL)</text:span></text:p>
          </draw:text-box>
        </draw:frame>
        <draw:rect draw:style-name="gr1" draw:text-style-name="P12" draw:id="id18" draw:layer="layout" svg:width="3.5cm" svg:height="1cm" svg:x="4.352cm" svg:y="9.539cm">
          <text:p text:style-name="P18"><text:span text:style-name="T11">spring aop</text:span></text:p>
        </draw:rect>
        <draw:connector draw:style-name="gr11" draw:text-style-name="P1" draw:layer="layout" draw:type="lines" draw:line-skew="0.501cm" svg:x1="11.5cm" svg:y1="10cm" svg:x2="7.852cm" svg:y2="10.039cm" draw:start-shape="id6" draw:start-glue-point="3" draw:end-shape="id18" draw:end-glue-point="1" svg:d="m11500 10000v0l-3047 39h-601">
          <text:p/>
        </draw:connector>
        <draw:frame draw:style-name="gr4" draw:text-style-name="P3" draw:layer="layout" svg:width="3.372cm" svg:height="0.806cm" svg:x="0.5cm" svg:y="9.573cm">
          <draw:text-box>
            <text:p text:style-name="P16"><text:span text:style-name="T11">(spring, ASL)</text:span></text:p>
          </draw:text-box>
        </draw:frame>
        <draw:frame draw:style-name="gr4" draw:text-style-name="P13" draw:layer="layout" svg:width="14.438cm" svg:height="1.361cm" svg:x="1.647cm" svg:y="18.702cm">
          <draw:text-box>
            <text:p text:style-name="P19"><text:span text:style-name="T14">All dependencies are open source and free, </text:span></text:p>
            <text:p text:style-name="P19"><text:span text:style-name="T14">except if you choose to provide a commercial JavaEE container</text:span></text:p>
          </draw:text-box>
        </draw:frame>
        <draw:rect draw:style-name="gr1" draw:text-style-name="P12" draw:id="id19" draw:layer="layout" svg:width="3.5cm" svg:height="1cm" svg:x="4.352cm" svg:y="13.739cm">
          <text:p text:style-name="P18"><text:span text:style-name="T11">quartz</text:span></text:p>
        </draw:rect>
        <draw:connector draw:style-name="gr11" draw:text-style-name="P1" draw:layer="layout" draw:type="lines" draw:line-skew="0.501cm" svg:x1="11.5cm" svg:y1="10cm" svg:x2="7.852cm" svg:y2="14.239cm" draw:start-shape="id6" draw:start-glue-point="3" draw:end-shape="id19" svg:d="m11500 10000v0l-3047 4239h-601">
          <text:p/>
        </draw:connector>
        <draw:frame draw:style-name="gr4" draw:text-style-name="P3" draw:layer="layout" svg:width="2.682cm" svg:height="0.806cm" svg:x="0.902cm" svg:y="13.873cm">
          <draw:text-box>
            <text:p text:style-name="P16"><text:span text:style-name="T11">(job, ASL)</text:span></text:p>
          </draw:text-box>
        </draw:frame>
        <draw:rect draw:style-name="gr1" draw:text-style-name="P12" draw:id="id20" draw:layer="layout" svg:width="3.5cm" svg:height="1cm" svg:x="4.385cm" svg:y="6.573cm">
          <text:p text:style-name="P18"><text:span text:style-name="T11">logback</text:span></text:p>
        </draw:rect>
        <draw:frame draw:style-name="gr4" draw:text-style-name="P3" draw:layer="layout" svg:width="3.288cm" svg:height="0.806cm" svg:x="0.7cm" svg:y="6.673cm">
          <draw:text-box>
            <text:p text:style-name="P16"><text:span text:style-name="T11">(logs, LGPL)</text:span></text:p>
          </draw:text-box>
        </draw:frame>
        <draw:connector draw:style-name="gr11" draw:text-style-name="P1" draw:layer="layout" draw:type="lines" draw:line-skew="0.501cm" svg:x1="11.5cm" svg:y1="10cm" svg:x2="7.885cm" svg:y2="7.073cm" draw:start-shape="id6" draw:start-glue-point="3" draw:end-shape="id20" svg:d="m11500 10000v0l-3014-2927h-601">
          <text:p/>
        </draw:connector>
        <draw:rect draw:style-name="gr1" draw:text-style-name="P12" draw:id="id21" draw:layer="layout" svg:width="3.5cm" svg:height="1cm" svg:x="4.352cm" svg:y="10.939cm">
          <text:p text:style-name="P18"><text:span text:style-name="T11">guice aop</text:span></text:p>
        </draw:rect>
        <draw:frame draw:style-name="gr4" draw:text-style-name="P3" draw:layer="layout" svg:width="3.508cm" svg:height="0.806cm" svg:x="0.4cm" svg:y="11.073cm">
          <draw:text-box>
            <text:p text:style-name="P16"><text:span text:style-name="T11">(google, ASL)</text:span></text:p>
          </draw:text-box>
        </draw:frame>
        <draw:connector draw:style-name="gr11" draw:text-style-name="P1" draw:layer="layout" draw:type="lines" draw:line-skew="0.501cm" svg:x1="11.5cm" svg:y1="10cm" svg:x2="7.852cm" svg:y2="11.439cm" draw:start-shape="id6" draw:start-glue-point="3" draw:end-shape="id21" draw:end-glue-point="1" svg:d="m11500 10000v0l-3047 1439h-601">
          <text:p/>
        </draw:connecto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. Class Diagram 1" draw:style-name="dp1" draw:master-page-name="Standard">
        <office:forms form:automatic-focus="false" form:apply-design-mode="false"/>
        <draw:rect draw:style-name="gr6" draw:text-style-name="P7" draw:layer="layout" svg:width="4.9cm" svg:height="3cm" svg:x="11.27cm" svg:y="7.65cm">
          <text:p text:style-name="P5"><text:span text:style-name="T4">Counter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application</text:span></text:p>
          <text:p text:style-name="P5"><text:span text:style-name="T6"><text:tab/></text:span><text:span text:style-name="T6">storageName</text:span></text:p>
          <text:p text:style-name="P5"><text:span text:style-name="T6"><text:tab/></text:span><text:span text:style-name="T6">iconName</text:span></text:p>
          <text:p text:style-name="P5"><text:span text:style-name="T6"><text:tab/></text:span><text:span text:style-name="T6">childCounterName</text:span></text:p>
          <text:p text:style-name="P5"><text:span text:style-name="T6"><text:tab/></text:span><text:span text:style-name="T6">startDate</text:span></text:p>
        </draw:rect>
        <draw:rect draw:style-name="gr6" draw:text-style-name="P7" draw:layer="layout" svg:width="5.4cm" svg:height="5cm" svg:x="19.17cm" svg:y="4.25cm">
          <text:p text:style-name="P5"><text:span text:style-name="T4">CounterRequest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d</text:span></text:p>
          <text:p text:style-name="P5"><text:span text:style-name="T6"><text:tab/></text:span><text:span text:style-name="T6">hits</text:span></text:p>
          <text:p text:style-name="P5"><text:span text:style-name="T6"><text:tab/></text:span><text:span text:style-name="T6">durationsSum</text:span></text:p>
          <text:p text:style-name="P5"><text:span text:style-name="T6"><text:tab/></text:span><text:span text:style-name="T6">mean</text:span></text:p>
          <text:p text:style-name="P5"><text:span text:style-name="T6"><text:tab/></text:span><text:span text:style-name="T6">maximum</text:span></text:p>
          <text:p text:style-name="P5"><text:span text:style-name="T6"><text:tab/></text:span><text:span text:style-name="T6">standardDeviation</text:span></text:p>
          <text:p text:style-name="P5"><text:span text:style-name="T6"><text:tab/></text:span><text:span text:style-name="T6">systemErrorPercentage</text:span></text:p>
          <text:p text:style-name="P5"><text:span text:style-name="T6"><text:tab/></text:span><text:span text:style-name="T6">responseSizeMean</text:span></text:p>
          <text:p text:style-name="P5"><text:span text:style-name="T6"><text:tab/></text:span><text:span text:style-name="T6">childHitsMean</text:span></text:p>
          <text:p text:style-name="P5"><text:span text:style-name="T6"><text:tab/></text:span><text:span text:style-name="T6">childDurationsMean</text:span></text:p>
        </draw:rect>
        <draw:line draw:style-name="gr3" draw:text-style-name="P1" draw:layer="layout" svg:x1="16.17cm" svg:y1="9.15cm" svg:x2="19cm" svg:y2="6.2cm">
          <text:p/>
        </draw:line>
        <draw:frame draw:style-name="gr4" draw:text-style-name="P20" draw:layer="layout" svg:width="1.852cm" svg:height="0.64cm" svg:x="16.518cm" svg:y="8.51cm">
          <draw:text-box>
            <text:p><text:span text:style-name="T5">requests</text:span></text:p>
          </draw:text-box>
        </draw:frame>
        <draw:rect draw:style-name="gr6" draw:text-style-name="P7" draw:layer="layout" svg:width="3.9cm" svg:height="1.5cm" svg:x="1.879cm" svg:y="8.495cm">
          <text:p text:style-name="P5"><text:span text:style-name="T4">MonitoringFilter</text:span></text:p>
          <text:p text:style-name="P5"><text:span text:style-name="T5"><text:tab/></text:span><text:span text:style-name="T5">t</text:span><text:span text:style-name="T6">imer</text:span></text:p>
        </draw:rect>
        <draw:rect draw:style-name="gr6" draw:text-style-name="P7" draw:layer="layout" svg:width="3.4cm" svg:height="1cm" svg:x="11.945cm" svg:y="4.2cm">
          <text:p text:style-name="P5"><text:span text:style-name="T4">JdbcWrapper</text:span></text:p>
        </draw:rect>
        <draw:line draw:style-name="gr3" draw:text-style-name="P1" draw:layer="layout" svg:x1="6cm" svg:y1="9.2cm" svg:x2="11.279cm" svg:y2="9.195cm">
          <text:p/>
        </draw:line>
        <draw:line draw:style-name="gr3" draw:text-style-name="P1" draw:layer="layout" svg:x1="13.5cm" svg:y1="5.2cm" svg:x2="13.5cm" svg:y2="7.7cm">
          <text:p/>
        </draw:line>
        <draw:frame draw:style-name="gr15" draw:text-style-name="P20" draw:layer="layout" svg:width="2.335cm" svg:height="0.64cm" svg:x="6.177cm" svg:y="8.44cm">
          <draw:text-box>
            <text:p><text:span text:style-name="T5">httpCounter</text:span></text:p>
          </draw:text-box>
        </draw:frame>
        <draw:frame draw:style-name="gr4" draw:text-style-name="P20" draw:layer="layout" svg:width="2.2cm" svg:height="0.64cm" svg:x="13.5cm" svg:y="5.56cm">
          <draw:text-box>
            <text:p><text:span text:style-name="T5">sqlCounter</text:span></text:p>
          </draw:text-box>
        </draw:frame>
        <draw:rect draw:style-name="gr6" draw:text-style-name="P7" draw:layer="layout" svg:width="3.5cm" svg:height="1.5cm" svg:x="2.079cm" svg:y="11.995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3" draw:text-style-name="P1" draw:layer="layout" svg:x1="3.779cm" svg:y1="9.995cm" svg:x2="3.779cm" svg:y2="11.995cm">
          <text:p/>
        </draw:line>
        <draw:frame draw:style-name="gr4" draw:text-style-name="P20" draw:layer="layout" svg:width="1.81cm" svg:height="0.64cm" svg:x="3.779cm" svg:y="10.355cm">
          <draw:text-box>
            <text:p><text:span text:style-name="T5">collector</text:span></text:p>
          </draw:text-box>
        </draw:frame>
        <draw:frame draw:style-name="gr4" draw:text-style-name="P10" draw:layer="layout" svg:width="6.755cm" svg:height="1.127cm" svg:x="0.401cm" svg:y="0.901cm">
          <draw:text-box>
            <text:p><text:span text:style-name="T9">3. Class Diagram 1</text:span></text:p>
          </draw:text-box>
        </draw:frame>
        <draw:rect draw:style-name="gr6" draw:text-style-name="P7" draw:layer="layout" svg:width="5cm" svg:height="1cm" svg:x="6.5cm" svg:y="3cm">
          <text:p text:style-name="P5"><text:span text:style-name="T4">MonitoringInterceptor</text:span></text:p>
        </draw:rect>
        <draw:line draw:style-name="gr3" draw:text-style-name="P1" draw:layer="layout" svg:x1="9cm" svg:y1="4cm" svg:x2="11cm" svg:y2="7.7cm">
          <text:p/>
        </draw:line>
        <draw:frame draw:style-name="gr4" draw:text-style-name="P20" draw:layer="layout" svg:width="2.221cm" svg:height="0.64cm" svg:x="10.2cm" svg:y="6.06cm">
          <draw:text-box>
            <text:p><text:span text:style-name="T5">ejbCounter</text:span></text:p>
          </draw:text-box>
        </draw:frame>
        <draw:rect draw:style-name="gr6" draw:text-style-name="P7" draw:id="id22" draw:layer="layout" svg:width="5.4cm" svg:height="3cm" svg:x="19.2cm" svg:y="10.3cm">
          <text:p text:style-name="P5"><text:span text:style-name="T4">CounterRequestContext</text:span></text:p>
          <text:p text:style-name="P5"><text:span text:style-name="T5"><text:tab/></text:span><text:span text:style-name="T5">requestName</text:span></text:p>
          <text:p text:style-name="P5"><text:span text:style-name="T6"><text:tab/></text:span><text:span text:style-name="T6">threadId</text:span></text:p>
          <text:p text:style-name="P5"><text:span text:style-name="T6"><text:tab/></text:span><text:span text:style-name="T6">duration</text:span></text:p>
          <text:p text:style-name="P5"><text:span text:style-name="T6"><text:tab/></text:span><text:span text:style-name="T6">childHits</text:span></text:p>
          <text:p text:style-name="P5"><text:span text:style-name="T6"><text:tab/></text:span><text:span text:style-name="T6">childDurationsSum</text:span></text:p>
        </draw:rect>
        <draw:frame draw:style-name="gr4" draw:text-style-name="P20" draw:layer="layout" svg:width="2.61cm" svg:height="0.64cm" svg:x="24.534cm" svg:y="11.157cm">
          <draw:text-box>
            <text:p><text:span text:style-name="T5">childContexts</text:span></text:p>
          </draw:text-box>
        </draw:frame>
        <draw:line draw:style-name="gr3" draw:text-style-name="P1" draw:layer="layout" svg:x1="16.5cm" svg:y1="10.3cm" svg:x2="19cm" svg:y2="11.8cm">
          <text:p/>
        </draw:line>
        <draw:frame draw:style-name="gr4" draw:text-style-name="P20" draw:layer="layout" svg:width="3.669cm" svg:height="0.64cm" svg:x="16.153cm" svg:y="9.6cm">
          <draw:text-box>
            <text:p><text:span text:style-name="T5">rootCurrentContexts</text:span></text:p>
          </draw:text-box>
        </draw:frame>
        <draw:rect draw:style-name="gr6" draw:text-style-name="P7" draw:layer="layout" svg:width="5.4cm" svg:height="2.45cm" svg:x="19.17cm" svg:y="14.25cm">
          <text:p text:style-name="P5"><text:span text:style-name="T4">CounterError</text:span></text:p>
          <text:p text:style-name="P5"><text:span text:style-name="T5"><text:tab/></text:span><text:span text:style-name="T5">date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message</text:span></text:p>
          <text:p text:style-name="P5"><text:span text:style-name="T6"><text:tab/></text:span><text:span text:style-name="T6">stackTrace</text:span></text:p>
        </draw:rect>
        <draw:line draw:style-name="gr3" draw:text-style-name="P1" draw:layer="layout" svg:x1="16cm" svg:y1="10.7cm" svg:x2="19cm" svg:y2="15.2cm">
          <text:p/>
        </draw:line>
        <draw:frame draw:style-name="gr4" draw:text-style-name="P20" draw:layer="layout" svg:width="1.425cm" svg:height="0.64cm" svg:x="15.018cm" svg:y="10.71cm">
          <draw:text-box>
            <text:p><text:span text:style-name="T5">errors</text:span></text:p>
          </draw:text-box>
        </draw:frame>
        <draw:rect draw:style-name="gr6" draw:text-style-name="P7" draw:layer="layout" svg:width="3.5cm" svg:height="2.5cm" svg:x="2cm" svg:y="15.4cm">
          <text:p text:style-name="P5"><text:span text:style-name="T4">JRobin</text:span></text:p>
          <text:p text:style-name="P5"><text:span text:style-name="T5"><text:tab/></text:span><text:span text:style-name="T5">name</text:span></text:p>
          <text:p text:style-name="P5"><text:span text:style-name="T5"><text:tab/></text:span><text:span text:style-name="T5">label</text:span></text:p>
          <text:p text:style-name="P5"><text:span text:style-name="T5"><text:tab/></text:span><text:span text:style-name="T5">application</text:span></text:p>
          <text:p text:style-name="P5"><text:span text:style-name="T5"><text:tab/></text:span><text:span text:style-name="T5">rrdFileName</text:span></text:p>
        </draw:rect>
        <draw:line draw:style-name="gr16" draw:text-style-name="P1" draw:layer="layout" svg:x1="3.69cm" svg:y1="13.5cm" svg:x2="3.69cm" svg:y2="15.5cm">
          <text:p/>
        </draw:line>
        <draw:frame draw:style-name="gr17" draw:text-style-name="P20" draw:layer="layout" svg:width="1.518cm" svg:height="0.64cm" svg:x="3.679cm" svg:y="13.755cm">
          <draw:text-box>
            <text:p><text:span text:style-name="T5">''uses''</text:span></text:p>
          </draw:text-box>
        </draw:frame>
        <draw:rect draw:style-name="gr6" draw:text-style-name="P7" draw:layer="layout" svg:width="6cm" svg:height="1cm" svg:x="2cm" svg:y="6.4cm">
          <text:p text:style-name="P5"><text:span text:style-name="T4">MonitoringSpringInterceptor</text:span></text:p>
        </draw:rect>
        <draw:line draw:style-name="gr3" draw:text-style-name="P1" draw:layer="layout" svg:x1="8cm" svg:y1="7cm" svg:x2="11cm" svg:y2="8cm">
          <text:p/>
        </draw:line>
        <draw:frame draw:style-name="gr4" draw:text-style-name="P20" draw:layer="layout" svg:width="2.708cm" svg:height="0.64cm" svg:x="7.801cm" svg:y="7.56cm">
          <draw:text-box>
            <text:p><text:span text:style-name="T5">springCounter</text:span></text:p>
          </draw:text-box>
        </draw:frame>
        <draw:frame draw:style-name="gr15" draw:text-style-name="P20" draw:layer="layout" svg:width="2.496cm" svg:height="0.64cm" svg:x="6.178cm" svg:y="9.34cm">
          <draw:text-box>
            <text:p><text:span text:style-name="T5">errorCounter</text:span></text:p>
          </draw:text-box>
        </draw:frame>
        <draw:rect draw:style-name="gr6" draw:text-style-name="P7" draw:layer="layout" svg:width="9.5cm" svg:height="1cm" svg:x="7.6cm" svg:y="12.6cm">
          <text:p text:style-name="P5"><text:span text:style-name="T4">Logback/Log4JAppender / LoggingHandler</text:span></text:p>
        </draw:rect>
        <draw:line draw:style-name="gr3" draw:text-style-name="P1" draw:layer="layout" svg:x1="13.5cm" svg:y1="12.5cm" svg:x2="13.5cm" svg:y2="11cm">
          <text:p/>
        </draw:line>
        <draw:frame draw:style-name="gr15" draw:text-style-name="P20" draw:layer="layout" svg:width="2.217cm" svg:height="0.64cm" svg:x="11.283cm" svg:y="11.86cm">
          <draw:text-box>
            <text:p><text:span text:style-name="T5">logCounter</text:span></text:p>
          </draw:text-box>
        </draw:frame>
        <draw:rect draw:style-name="gr6" draw:text-style-name="P7" draw:layer="layout" svg:width="6cm" svg:height="1cm" svg:x="1.3cm" svg:y="4.3cm">
          <text:p text:style-name="P5"><text:span text:style-name="T4">MonitoringGuiceInterceptor</text:span></text:p>
        </draw:rect>
        <draw:line draw:style-name="gr3" draw:text-style-name="P1" draw:layer="layout" svg:x1="7cm" svg:y1="5.5cm" svg:x2="11cm" svg:y2="8cm">
          <text:p/>
        </draw:line>
        <draw:frame draw:style-name="gr4" draw:text-style-name="P20" draw:layer="layout" svg:width="2.589cm" svg:height="0.64cm" svg:x="7.192cm" svg:y="5.2cm">
          <draw:text-box>
            <text:p><text:span text:style-name="T5">guiceCounter</text:span></text:p>
          </draw:text-box>
        </draw:frame>
        <draw:connector draw:style-name="gr11" draw:text-style-name="P1" draw:layer="layout" svg:x1="24.6cm" svg:y1="11.8cm" svg:x2="21.9cm" svg:y2="13.3cm" draw:start-shape="id22" draw:start-glue-point="1" draw:end-shape="id22" draw:end-glue-point="2" svg:d="m24600 11800h601v2101h-3301v-601">
          <text:p/>
        </draw:connecto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4. Class Diagram 2" draw:style-name="dp1" draw:master-page-name="Standard">
        <office:forms form:automatic-focus="false" form:apply-design-mode="false"/>
        <draw:rect draw:style-name="gr6" draw:text-style-name="P7" draw:layer="layout" svg:width="6.5cm" svg:height="11.842cm" svg:x="10.2cm" svg:y="6.358cm">
          <text:p text:style-name="P5"><text:span text:style-name="T4">JavaInformations</text:span></text:p>
          <text:p text:style-name="P5"><text:span text:style-name="T5"><text:tab/></text:span><text:span text:style-name="T6">sessionCount</text:span></text:p>
          <text:p text:style-name="P5"><text:span text:style-name="T6"><text:tab/></text:span><text:span text:style-name="T6">activeThreadCount</text:span></text:p>
          <text:p text:style-name="P5"><text:span text:style-name="T6"><text:tab/></text:span><text:span text:style-name="T6">usedConnectionCount</text:span></text:p>
          <text:p text:style-name="P5"><text:span text:style-name="T6"><text:tab/></text:span><text:span text:style-name="T6">maxConnectionCount</text:span></text:p>
          <text:p text:style-name="P5"><text:span text:style-name="T6"><text:tab/></text:span><text:span text:style-name="T6">activeConnectionCount</text:span></text:p>
          <text:p text:style-name="P5"><text:span text:style-name="T6"><text:tab/></text:span><text:span text:style-name="T6">processCpuTimeMillis</text:span></text:p>
          <text:p text:style-name="P5"><text:span text:style-name="T6"><text:tab/></text:span><text:span text:style-name="T6">systemLoadAverage</text:span></text:p>
          <text:p text:style-name="P5"><text:span text:style-name="T6"><text:tab/></text:span><text:span text:style-name="T6">unixOpenFileDescriptorCount</text:span></text:p>
          <text:p text:style-name="P5"><text:span text:style-name="T6"><text:tab/></text:span><text:span text:style-name="T6">unixMaxFileDescriptorCount</text:span></text:p>
          <text:p text:style-name="P5"><text:span text:style-name="T6"><text:tab/></text:span><text:span text:style-name="T6">host</text:span></text:p>
          <text:p text:style-name="P5"><text:span text:style-name="T6"><text:tab/></text:span><text:span text:style-name="T6">os</text:span></text:p>
          <text:p text:style-name="P5"><text:span text:style-name="T6"><text:tab/></text:span><text:span text:style-name="T6">availableProcessors</text:span></text:p>
          <text:p text:style-name="P5"><text:span text:style-name="T6"><text:tab/></text:span><text:span text:style-name="T6">javaVersion</text:span></text:p>
          <text:p text:style-name="P5"><text:span text:style-name="T6"><text:tab/></text:span><text:span text:style-name="T6">jvmVersion</text:span></text:p>
          <text:p text:style-name="P5"><text:span text:style-name="T6"><text:tab/></text:span><text:span text:style-name="T6">pid</text:span></text:p>
          <text:p text:style-name="P5"><text:span text:style-name="T6"><text:tab/></text:span><text:span text:style-name="T6">serverInfo</text:span></text:p>
          <text:p text:style-name="P5"><text:span text:style-name="T6"><text:tab/></text:span><text:span text:style-name="T6">contextPath</text:span></text:p>
          <text:p text:style-name="P5"><text:span text:style-name="T6"><text:tab/></text:span><text:span text:style-name="T6">contextDisplayName</text:span></text:p>
          <text:p text:style-name="P5"><text:span text:style-name="T6"><text:tab/></text:span><text:span text:style-name="T6">startDate</text:span></text:p>
          <text:p text:style-name="P5"><text:span text:style-name="T6"><text:tab/></text:span><text:span text:style-name="T6">jvmArguments</text:span></text:p>
          <text:p text:style-name="P5"><text:span text:style-name="T6"><text:tab/></text:span><text:span text:style-name="T6">freeDiskSpaceInTemp</text:span></text:p>
          <text:p text:style-name="P5"><text:span text:style-name="T6"><text:tab/></text:span><text:span text:style-name="T6">threadCount</text:span></text:p>
          <text:p text:style-name="P5"><text:span text:style-name="T6"><text:tab/></text:span><text:span text:style-name="T6">peakThreadCount</text:span></text:p>
          <text:p text:style-name="P5"><text:span text:style-name="T6"><text:tab/></text:span><text:span text:style-name="T6">totalStartedThreadCount</text:span></text:p>
          <text:p text:style-name="P5"><text:span text:style-name="T6"><text:tab/></text:span><text:span text:style-name="T6">dataBaseVersion</text:span></text:p>
          <text:p text:style-name="P5"><text:span text:style-name="T6"><text:tab/></text:span><text:span text:style-name="T6">tomcatDataSourceDetails</text:span></text:p>
          <text:p text:style-name="P5"><text:span text:style-name="T6"><text:tab/></text:span><text:span text:style-name="T6">dependenciesList</text:span></text:p>
        </draw:rect>
        <draw:rect draw:style-name="gr6" draw:text-style-name="P7" draw:layer="layout" svg:width="4.4cm" svg:height="3.5cm" svg:x="21.3cm" svg:y="10.6cm">
          <text:p text:style-name="P5"><text:span text:style-name="T4">Thread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priority</text:span></text:p>
          <text:p text:style-name="P5"><text:span text:style-name="T6"><text:tab/></text:span><text:span text:style-name="T6">daemon</text:span></text:p>
          <text:p text:style-name="P5"><text:span text:style-name="T6"><text:tab/></text:span><text:span text:style-name="T6">state</text:span></text:p>
          <text:p text:style-name="P5"><text:span text:style-name="T6"><text:tab/></text:span><text:span text:style-name="T6">stackTrace</text:span></text:p>
          <text:p text:style-name="P5"><text:span text:style-name="T6"><text:tab/></text:span><text:span text:style-name="T6">cpuTimeMillis</text:span></text:p>
          <text:p text:style-name="P5"><text:span text:style-name="T6"><text:tab/></text:span><text:span text:style-name="T6">userTimeMillis</text:span></text:p>
        </draw:rect>
        <draw:line draw:style-name="gr3" draw:text-style-name="P1" draw:layer="layout" svg:x1="16.783cm" svg:y1="12.418cm" svg:x2="21.1cm" svg:y2="12.4cm">
          <text:p/>
        </draw:line>
        <draw:frame draw:style-name="gr4" draw:text-style-name="P20" draw:layer="layout" svg:width="3.986cm" svg:height="0.64cm" svg:x="16.875cm" svg:y="11.73cm">
          <draw:text-box>
            <text:p><text:span text:style-name="T5">threadInformationsList</text:span></text:p>
          </draw:text-box>
        </draw:frame>
        <draw:rect draw:style-name="gr6" draw:text-style-name="P7" draw:layer="layout" svg:width="3.5cm" svg:height="1.5cm" svg:x="11.5cm" svg:y="2.9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7" draw:text-style-name="P1" draw:layer="layout" svg:x1="16.8cm" svg:y1="8.4cm" svg:x2="20.8cm" svg:y2="8.4cm">
          <text:p/>
        </draw:line>
        <draw:frame draw:style-name="gr17" draw:text-style-name="P20" draw:layer="layout" svg:width="1.518cm" svg:height="0.64cm" svg:x="13.579cm" svg:y="5.155cm">
          <draw:text-box>
            <text:p><text:span text:style-name="T5">''uses''</text:span></text:p>
          </draw:text-box>
        </draw:frame>
        <draw:line draw:style-name="gr16" draw:text-style-name="P1" draw:layer="layout" svg:x1="13.5cm" svg:y1="4.7cm" svg:x2="13.5cm" svg:y2="6.2cm">
          <text:p/>
        </draw:line>
        <draw:frame draw:style-name="gr4" draw:text-style-name="P10" draw:layer="layout" svg:width="6.755cm" svg:height="1.127cm" svg:x="0.401cm" svg:y="0.901cm">
          <draw:text-box>
            <text:p><text:span text:style-name="T9">4. Class Diagram 2</text:span></text:p>
          </draw:text-box>
        </draw:frame>
        <draw:rect draw:style-name="gr6" draw:text-style-name="P7" draw:layer="layout" svg:width="3.783cm" svg:height="1.577cm" svg:x="21.3cm" svg:y="4.3cm">
          <text:p text:style-name="P5"><text:span text:style-name="T4">SessionListener</text:span></text:p>
          <text:p text:style-name="P5"><text:span text:style-name="T5"><text:tab/></text:span><text:span text:style-name="T5">sessionCount</text:span></text:p>
        </draw:rect>
        <draw:line draw:style-name="gr16" draw:text-style-name="P1" draw:layer="layout" svg:x1="13.5cm" svg:y1="4.7cm" svg:x2="21cm" svg:y2="5.2cm">
          <text:p/>
        </draw:line>
        <draw:rect draw:style-name="gr6" draw:text-style-name="P7" draw:layer="layout" svg:width="4.9cm" svg:height="5.5cm" svg:x="1.051cm" svg:y="4.528cm">
          <text:p text:style-name="P5"><text:span text:style-name="T4">SessionInformations</text:span></text:p>
          <text:p text:style-name="P5"><text:span text:style-name="T5"><text:tab/></text:span><text:span text:style-name="T5">Id</text:span></text:p>
          <text:p text:style-name="P5"><text:span text:style-name="T5"><text:tab/></text:span><text:span text:style-name="T5">age</text:span></text:p>
          <text:p text:style-name="P5"><text:span text:style-name="T6"><text:tab/></text:span><text:span text:style-name="T6">attributeCount</text:span></text:p>
          <text:p text:style-name="P5"><text:span text:style-name="T6"><text:tab/></text:span><text:span text:style-name="T6">attributes</text:span></text:p>
          <text:p text:style-name="P5"><text:span text:style-name="T6"><text:tab/></text:span><text:span text:style-name="T6">country</text:span></text:p>
          <text:p text:style-name="P5"><text:span text:style-name="T6"><text:tab/></text:span><text:span text:style-name="T6">countryDisplay</text:span></text:p>
          <text:p text:style-name="P5"><text:span text:style-name="T6"><text:tab/></text:span><text:span text:style-name="T6">expirationDate</text:span></text:p>
          <text:p text:style-name="P5"><text:span text:style-name="T6"><text:tab/></text:span><text:span text:style-name="T6">lastAccess</text:span></text:p>
          <text:p text:style-name="P5"><text:span text:style-name="T6"><text:tab/></text:span><text:span text:style-name="T6">remoteAddr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serializedSize</text:span></text:p>
          <text:p text:style-name="P5"><text:span text:style-name="T6"><text:tab/></text:span><text:span text:style-name="T6">serializable</text:span></text:p>
        </draw:rect>
        <draw:line draw:style-name="gr16" draw:text-style-name="P1" draw:layer="layout" svg:x1="13.5cm" svg:y1="4.7cm" svg:x2="6cm" svg:y2="5.7cm">
          <text:p/>
        </draw:line>
        <draw:rect draw:style-name="gr6" draw:text-style-name="P7" draw:layer="layout" svg:width="5.208cm" svg:height="3.893cm" svg:x="20.92cm" svg:y="14.555cm">
          <text:p text:style-name="P5"><text:span text:style-name="T4">Cache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nMemoryObjectCount</text:span></text:p>
          <text:p text:style-name="P5"><text:span text:style-name="T6"><text:tab/></text:span><text:span text:style-name="T6">onDiskObjectCount</text:span></text:p>
          <text:p text:style-name="P5"><text:span text:style-name="T6"><text:tab/></text:span><text:span text:style-name="T6">inMemoryHits</text:span></text:p>
          <text:p text:style-name="P5"><text:span text:style-name="T6"><text:tab/></text:span><text:span text:style-name="T6">cacheHits</text:span></text:p>
          <text:p text:style-name="P5"><text:span text:style-name="T6"><text:tab/></text:span><text:span text:style-name="T6">cacheMisses</text:span></text:p>
          <text:p text:style-name="P5"><text:span text:style-name="T6"><text:tab/></text:span><text:span text:style-name="T6">configuration</text:span></text:p>
        </draw:rect>
        <draw:rect draw:style-name="gr6" draw:text-style-name="P7" draw:layer="layout" svg:width="5.889cm" svg:height="3.504cm" svg:x="20.611cm" svg:y="6.595cm">
          <text:p text:style-name="P5"><text:span text:style-name="T4">MemoryInformations</text:span></text:p>
          <text:p text:style-name="P5"><text:span text:style-name="T5"><text:tab/></text:span><text:span text:style-name="T5">usedMemory</text:span></text:p>
          <text:p text:style-name="P5"><text:span text:style-name="T6"><text:tab/></text:span><text:span text:style-name="T6">maxMemory</text:span></text:p>
          <text:p text:style-name="P5"><text:span text:style-name="T6"><text:tab/></text:span><text:span text:style-name="T6">usedPermGen</text:span></text:p>
          <text:p text:style-name="P5"><text:span text:style-name="T6"><text:tab/></text:span><text:span text:style-name="T6">maxPermGen</text:span></text:p>
          <text:p text:style-name="P5"><text:span text:style-name="T6"><text:tab/></text:span><text:span text:style-name="T6">garbageCollectionTimeMillis</text:span></text:p>
          <text:p text:style-name="P5"><text:span text:style-name="T6"><text:tab/></text:span><text:span text:style-name="T6">memoryDetails</text:span></text:p>
        </draw:rect>
        <draw:frame draw:style-name="gr4" draw:text-style-name="P20" draw:layer="layout" svg:width="3.719cm" svg:height="0.64cm" svg:x="16.875cm" svg:y="7.73cm">
          <draw:text-box>
            <text:p><text:span text:style-name="T5">memoryInformations</text:span></text:p>
          </draw:text-box>
        </draw:frame>
        <draw:line draw:style-name="gr3" draw:text-style-name="P1" draw:layer="layout" svg:x1="16.784cm" svg:y1="16.618cm" svg:x2="21.101cm" svg:y2="16.6cm">
          <text:p/>
        </draw:line>
        <draw:frame draw:style-name="gr4" draw:text-style-name="P20" draw:layer="layout" svg:width="3.931cm" svg:height="0.64cm" svg:x="16.876cm" svg:y="15.93cm">
          <draw:text-box>
            <text:p><text:span text:style-name="T5">cacheInformationsList</text:span></text:p>
          </draw:text-box>
        </draw:frame>
        <draw:rect draw:style-name="gr6" draw:text-style-name="P7" draw:layer="layout" svg:width="5.208cm" svg:height="3.893cm" svg:x="0.92cm" svg:y="14.556cm">
          <text:p text:style-name="P5"><text:span text:style-name="T4">Job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group</text:span></text:p>
          <text:p text:style-name="P5"><text:span text:style-name="T6"><text:tab/></text:span><text:span text:style-name="T6">description</text:span></text:p>
          <text:p text:style-name="P5"><text:span text:style-name="T6"><text:tab/></text:span><text:span text:style-name="T6">jobClassName</text:span></text:p>
          <text:p text:style-name="P5"><text:span text:style-name="T6"><text:tab/></text:span><text:span text:style-name="T6">previousFireTime</text:span></text:p>
          <text:p text:style-name="P5"><text:span text:style-name="T6"><text:tab/></text:span><text:span text:style-name="T6">nextFireTime</text:span></text:p>
          <text:p text:style-name="P5"><text:span text:style-name="T6"><text:tab/></text:span><text:span text:style-name="T6">elapsedTime</text:span></text:p>
        </draw:rect>
        <draw:line draw:style-name="gr3" draw:text-style-name="P1" draw:layer="layout" svg:x1="10.2cm" svg:y1="16.6cm" svg:x2="6.2cm" svg:y2="16.6cm">
          <text:p/>
        </draw:line>
        <draw:frame draw:style-name="gr4" draw:text-style-name="P20" draw:layer="layout" svg:width="3.461cm" svg:height="0.64cm" svg:x="6.677cm" svg:y="15.93cm">
          <draw:text-box>
            <text:p><text:span text:style-name="T5">jobInformationsLis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5. Request Sequence" draw:style-name="dp1" draw:master-page-name="Standard">
        <office:forms form:automatic-focus="false" form:apply-design-mode="false"/>
        <draw:rect draw:style-name="gr18" draw:text-style-name="P11" draw:layer="layout" svg:width="19cm" svg:height="16cm" svg:x="4.5cm" svg:y="3cm">
          <text:p text:style-name="P1"><text:span text:style-name="T10">WebApp</text:span></text:p>
        </draw:rect>
        <draw:rect draw:style-name="gr6" draw:text-style-name="P21" draw:layer="layout" svg:width="9cm" svg:height="1cm" svg:x="9.6cm" svg:y="8.7cm">
          <text:p text:style-name="P5"><text:span text:style-name="T15">Counter / CounterRequest / CounterContext</text:span></text:p>
        </draw:rect>
        <draw:frame draw:style-name="gr19" draw:text-style-name="P3" draw:layer="layout" svg:width="4.765cm" svg:height="1.361cm" svg:x="11.6cm" svg:y="10cm">
          <draw:text-box>
            <text:p><text:span text:style-name="T3">5. fills request stats</text:span></text:p>
            <text:p><text:span text:style-name="T3">(response time ...)</text:span></text:p>
          </draw:text-box>
        </draw:frame>
        <draw:line draw:name="ddfg" draw:style-name="gr3" draw:text-style-name="P1" draw:layer="layout" svg:x1="6.6cm" svg:y1="13.2cm" svg:x2="12.1cm" svg:y2="9.7cm">
          <svg:title>dfgdfg</svg:title>
          <text:p/>
        </draw:line>
        <draw:rect draw:style-name="gr6" draw:text-style-name="P21" draw:layer="layout" svg:width="8cm" svg:height="1cm" svg:x="15.1cm" svg:y="4cm">
          <text:p text:style-name="P5"><text:span text:style-name="T15">Collector / JRobin / JavaInformations</text:span></text:p>
        </draw:rect>
        <draw:line draw:name="ddfg" draw:style-name="gr3" draw:text-style-name="P1" draw:layer="layout" svg:x1="6.6cm" svg:y1="13.2cm" svg:x2="9.6cm" svg:y2="13.2cm">
          <svg:title>dfgdfg</svg:title>
          <text:p/>
        </draw:line>
        <draw:line draw:name="ddfg" draw:style-name="gr3" draw:text-style-name="P1" draw:layer="layout" svg:x1="21.1cm" svg:y1="5cm" svg:x2="17.1cm" svg:y2="8.5cm">
          <svg:title>dfgdfg</svg:title>
          <text:p/>
        </draw:line>
        <draw:frame draw:style-name="gr20" draw:text-style-name="P12" draw:layer="layout" svg:width="4.773cm" svg:height="1.916cm" svg:x="18.827cm" svg:y="6.492cm">
          <draw:text-box>
            <text:p text:style-name="P1"><text:span text:style-name="T3">periodically collects</text:span></text:p>
            <text:p text:style-name="P1"><text:span text:style-name="T3">graph &amp; historic</text:span></text:p>
            <text:p text:style-name="P1"><text:span text:style-name="T3">values</text:span></text:p>
          </draw:text-box>
        </draw:frame>
        <draw:line draw:name="ddfg" draw:style-name="gr3" draw:text-style-name="P1" draw:layer="layout" svg:x1="2.1cm" svg:y1="13.2cm" svg:x2="5.1cm" svg:y2="13.2cm">
          <svg:title>dfgdfg</svg:title>
          <text:p/>
        </draw:line>
        <draw:rect draw:style-name="gr6" draw:text-style-name="P21" draw:layer="layout" svg:width="7.4cm" svg:height="1cm" svg:x="11.2cm" svg:y="5.7cm">
          <text:p text:style-name="P5"><text:span text:style-name="T15">MonitoringController / HtmlReport</text:span></text:p>
        </draw:rect>
        <draw:line draw:name="ddfg" draw:style-name="gr3" draw:text-style-name="P1" draw:layer="layout" svg:x1="17.1cm" svg:y1="13.2cm" svg:x2="20.1cm" svg:y2="13.2cm">
          <svg:title>dfgdfg</svg:title>
          <text:p/>
        </draw:line>
        <draw:frame draw:style-name="gr4" draw:text-style-name="P3" draw:layer="layout" svg:width="4.553cm" svg:height="1.361cm" svg:x="6.847cm" svg:y="4.839cm">
          <draw:text-box>
            <text:p><text:span text:style-name="T3">delegates html &amp; </text:span></text:p>
            <text:p><text:span text:style-name="T3">graph rendering to</text:span></text:p>
          </draw:text-box>
        </draw:frame>
        <draw:frame draw:style-name="gr4" draw:text-style-name="P10" draw:layer="layout" svg:width="7.241cm" svg:height="1.127cm" svg:x="0.4cm" svg:y="0.9cm">
          <draw:text-box>
            <text:p><text:span text:style-name="T9">5. Request Sequence</text:span></text:p>
          </draw:text-box>
        </draw:frame>
        <draw:custom-shape draw:style-name="gr21" draw:text-style-name="P1" draw:layer="layout" svg:width="1.5cm" svg:height="1.5cm" svg:x="0.461cm" svg:y="12.3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2.344cm" svg:height="0.806cm" svg:x="2.3cm" svg:y="13.3cm">
          <draw:text-box>
            <text:p><text:span text:style-name="T11">1. HTTP</text:span></text:p>
          </draw:text-box>
        </draw:frame>
        <draw:frame draw:style-name="gr4" draw:text-style-name="P22" draw:layer="layout" svg:width="1.907cm" svg:height="0.983cm" svg:x="0.3cm" svg:y="13.827cm">
          <draw:text-box>
            <text:p><text:span text:style-name="T2">User</text:span></text:p>
          </draw:text-box>
        </draw:frame>
        <draw:custom-shape draw:style-name="gr22" draw:text-style-name="P1" draw:layer="layout" svg:width="1.5cm" svg:height="1.5cm" svg:x="0.461cm" svg:y="5.1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3" draw:text-style-name="P1" draw:layer="layout" svg:width="2.847cm" svg:height="1.548cm" svg:x="-0.1cm" svg:y="6.5cm">
          <draw:text-box>
            <text:p text:style-name="P1"><text:span text:style-name="T2">Admin</text:span></text:p>
            <text:p text:style-name="P1"><text:span text:style-name="T16">(report view)</text:span></text:p>
          </draw:text-box>
        </draw:frame>
        <draw:line draw:name="ddfg" draw:style-name="gr3" draw:text-style-name="P1" draw:layer="layout" svg:x1="2.1cm" svg:y1="6.2cm" svg:x2="5.1cm" svg:y2="6.2cm">
          <svg:title>dfgdfg</svg:title>
          <text:p/>
        </draw:line>
        <draw:rect draw:style-name="gr24" draw:text-style-name="P23" draw:layer="layout" svg:width="8.4cm" svg:height="1.5cm" draw:transform="rotate (1.5707963267946) translate (19.8cm 17.2cm)">
          <text:p text:style-name="P5"><text:span text:style-name="T17">JdbcWrapper / </text:span><text:span text:style-name="T17"><text:tab/></text:span><text:span text:style-name="T17">JdbcDriver</text:span></text:p>
        </draw:rect>
        <draw:rect draw:style-name="gr24" draw:text-style-name="P24" draw:layer="layout" svg:width="13cm" svg:height="1.5cm" draw:transform="rotate (1.5707963267946) translate (5.1cm 17.5cm)">
          <text:p text:style-name="P5"><text:span text:style-name="T17">MonitoringFilter</text:span></text:p>
        </draw:rect>
        <draw:rect draw:style-name="gr25" draw:text-style-name="P12" draw:layer="layout" svg:width="7.5cm" svg:height="3.5cm" svg:x="9.6cm" svg:y="11.5cm">
          <text:p text:style-name="P1"><text:span text:style-name="T18">Application</text:span><text:span text:style-name="T19"> Servlets, </text:span></text:p>
          <text:p text:style-name="P1"><text:span text:style-name="T19">classes, libraries, jsp pages...</text:span></text:p>
        </draw:rect>
        <draw:line draw:name="ddfg" draw:style-name="gr3" draw:text-style-name="P1" draw:layer="layout" svg:x1="6.6cm" svg:y1="6.2cm" svg:x2="11.1cm" svg:y2="6.2cm">
          <svg:title>dfgdfg</svg:title>
          <text:p/>
        </draw:line>
        <draw:frame draw:style-name="gr26" draw:text-style-name="P3" draw:layer="layout" svg:width="2.348cm" svg:height="1cm" svg:x="17.407cm" svg:y="13.1cm">
          <draw:text-box>
            <text:p><text:span text:style-name="T11">3. JDBC</text:span></text:p>
          </draw:text-box>
        </draw:frame>
        <draw:custom-shape draw:style-name="gr27" draw:text-style-name="P12" draw:layer="layout" svg:width="2.5cm" svg:height="3.5cm" svg:x="25.2cm" svg:y="11.2cm">
          <text:p text:style-name="P1"><text:span text:style-name="T1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name="ddfg" draw:style-name="gr3" draw:text-style-name="P1" draw:layer="layout" svg:x1="22.8cm" svg:y1="13.2cm" svg:x2="25.3cm" svg:y2="13.2cm">
          <svg:title>dfgdfg</svg:title>
          <text:p/>
        </draw:line>
        <draw:rect draw:style-name="gr25" draw:text-style-name="P12" draw:layer="layout" svg:width="8.4cm" svg:height="1.5cm" draw:transform="rotate (1.5707963267946) translate (21.3cm 17.2cm)">
          <text:p text:style-name="P1"><text:span text:style-name="T19">DataBase Jdbc Driver</text:span></text:p>
        </draw:rect>
        <draw:frame draw:style-name="gr4" draw:text-style-name="P3" draw:layer="layout" svg:width="1.789cm" svg:height="0.806cm" svg:x="2.711cm" svg:y="6.294cm">
          <draw:text-box>
            <text:p><text:span text:style-name="T11">HTTP</text:span></text:p>
          </draw:text-box>
        </draw:frame>
        <draw:frame draw:style-name="gr4" draw:text-style-name="P3" draw:layer="layout" svg:width="2.047cm" svg:height="0.806cm" svg:x="23.407cm" svg:y="13.194cm">
          <draw:text-box>
            <text:p><text:span text:style-name="T11">4. SQL</text:span></text:p>
          </draw:text-box>
        </draw:frame>
        <draw:line draw:name="ddfg" draw:style-name="gr3" draw:text-style-name="P1" draw:layer="layout" svg:x1="19.6cm" svg:y1="12.7cm" svg:x2="15.6cm" svg:y2="9.7cm">
          <svg:title>dfgdfg</svg:title>
          <text:p/>
        </draw:line>
        <draw:frame draw:style-name="gr4" draw:text-style-name="P3" draw:layer="layout" svg:width="2.344cm" svg:height="0.806cm" svg:x="7cm" svg:y="13.3cm">
          <draw:text-box>
            <text:p><text:span text:style-name="T11">2. HTTP</text:span></text:p>
          </draw:text-box>
        </draw:frame>
        <draw:frame draw:style-name="gr4" draw:text-style-name="P3" draw:layer="layout" svg:width="19.349cm" svg:height="0.806cm" svg:x="4.5cm" svg:y="19.194cm">
          <draw:text-box>
            <text:p><text:span text:style-name="T3">Note: Except in configuration (web.xml), </text:span><text:span text:style-name="T20">application</text:span><text:span text:style-name="T3"> does not know of being monitor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linear" draw:start="100%" draw:end="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8-12-10T10:42:53.42</meta:creation-date>
    <meta:editing-duration>PT11H23M01S</meta:editing-duration>
    <meta:editing-cycles>167</meta:editing-cycles>
    <dc:date>2010-05-27T19:20:14.62</dc:date>
    <dc:creator>Emeric Vernat</dc:creator>
    <meta:generator>OpenOffice.org/3.2$Win32 OpenOffice.org_project/320m12$Build-9483</meta:generator>
    <meta:document-statistic meta:object-count="221"/>
    <meta:user-defined meta:name="Info 1"/>
    <meta:user-defined meta:name="Info 2"/>
    <meta:user-defined meta:name="Info 3"/>
    <meta:user-defined meta:name="Info 4"/>
  </office:meta>
</office:document-meta>
</file>